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2C3A97FCD8C9F56D5C.png" manifest:media-type="image/png"/>
  <manifest:file-entry manifest:full-path="Pictures/10000000000001F40000012CD4071A3E506CD50F.png" manifest:media-type="image/png"/>
  <manifest:file-entry manifest:full-path="Pictures/1000000000000190000000C8DC64F0E169CB79F9.png" manifest:media-type="image/png"/>
  <manifest:file-entry manifest:full-path="Pictures/1000000000000190000000C856FED74ABFF58F8F.png" manifest:media-type="image/png"/>
  <manifest:file-entry manifest:full-path="Pictures/1000000000000190000000C8024F53A1B175C004.png" manifest:media-type="image/png"/>
  <manifest:file-entry manifest:full-path="Pictures/1000000000000190000000C8C179EFF8DF3261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472cm"/>
      <style:paragraph-properties style:writing-mode="lr-tb"/>
    </style:style>
    <style:style style:name="gr3" style:family="graphic" style:parent-style-name="standard">
      <style:graphic-properties draw:stroke="none" draw:fill="none" fo:min-height="1.02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8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9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22cm"/>
      <style:paragraph-properties style:writing-mode="lr-tb"/>
    </style:style>
    <style:style style:name="gr7" style:family="graphic" style:parent-style-name="standard">
      <style:graphic-properties draw:stroke="none" draw:fill="none" fo:min-height="1.576cm"/>
      <style:paragraph-properties style:writing-mode="lr-tb"/>
    </style:style>
    <style:style style:name="gr8" style:family="graphic" style:parent-style-name="objectwithoutfill">
      <style:graphic-properties draw:stroke="dash" draw:stroke-dash="Long_20_Dot_20__28_Rounded_29_" svg:stroke-width="0.035cm" svg:stroke-color="#ff3333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Long_20_Dot_20__28_Rounded_29_" svg:stroke-width="0.035cm" svg:stroke-color="#ff3300" draw:marker-start-width="0.252cm" draw:marker-end="" draw:marker-end-width="0.352cm" svg:stroke-linecap="round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 style:writing-mode="lr-tb"/>
      <style:text-properties fo:color="#ff3333" loext:opacity="100%" fo:font-size="21pt" style:font-size-asian="21pt" style:font-size-complex="21pt"/>
    </style:style>
    <style:style style:name="P4" style:family="paragraph">
      <loext:graphic-properties draw:fill="none"/>
      <style:paragraph-properties style:writing-mode="lr-tb"/>
      <style:text-properties fo:color="#ff3333" loext:opacity="100%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.5pt" fo:font-style="italic" style:font-size-asian="10.5pt" style:font-size-complex="10.5pt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fo:font-size="21pt" style:font-size-asian="21pt" style:font-size-complex="21pt"/>
    </style:style>
    <style:style style:name="P8" style:family="paragraph">
      <loext:graphic-properties draw:fill="none"/>
      <style:paragraph-properties style:writing-mode="lr-tb"/>
      <style:text-properties fo:color="#cfb032" loext:opacity="100%"/>
    </style:style>
    <style:style style:name="P9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fo:font-size="28pt" style:font-size-asian="28pt" style:font-size-complex="28pt"/>
    </style:style>
    <style:style style:name="P10" style:family="paragraph">
      <loext:graphic-properties draw:fill="none"/>
      <style:paragraph-properties style:writing-mode="lr-tb"/>
      <style:text-properties fo:color="#cfb032" loext:opacity="100%" fo:font-size="24pt" style:font-size-asian="24pt" style:font-size-complex="24pt"/>
    </style:style>
    <style:style style:name="P11" style:family="paragraph">
      <loext:graphic-properties draw:fill="none" draw:fill-color="#ffffff"/>
      <style:paragraph-properties fo:margin-left="0cm" fo:margin-right="0cm" fo:text-indent="0cm" style:writing-mode="lr-tb"/>
      <style:text-properties fo:color="#ff3333" loext:opacity="100%" fo:font-size="28pt" style:font-size-asian="28pt" style:font-size-complex="28pt"/>
    </style:style>
    <style:style style:name="P12" style:family="paragraph">
      <loext:graphic-properties draw:fill="none"/>
      <style:paragraph-properties style:writing-mode="lr-tb"/>
      <style:text-properties fo:color="#ff3333" loext:opacity="100%" fo:font-size="24pt" style:font-size-asian="24pt" style:font-size-complex="24pt"/>
    </style:style>
    <style:style style:name="T1" style:family="text">
      <style:text-properties fo:color="#ff3333" loext:opacity="100%" style:font-name="Liberation Sans2" fo:font-size="26pt" style:font-name-asian="Liberation Sans2" style:font-size-asian="26pt" style:font-name-complex="Liberation Sans2" style:font-size-complex="26pt"/>
    </style:style>
    <style:style style:name="T2" style:family="text">
      <style:text-properties fo:font-size="10.5pt" fo:font-style="italic" style:font-size-asian="10.5pt" style:font-size-complex="10.5pt"/>
    </style:style>
    <style:style style:name="T3" style:family="text">
      <style:text-properties fo:color="#000000" loext:opacity="100%" style:font-name="Liberation Sans2" fo:font-size="26pt" style:font-name-asian="Liberation Sans2" style:font-size-asian="26pt" style:font-name-complex="Liberation Sans2" style:font-size-complex="26pt"/>
    </style:style>
    <style:style style:name="T4" style:family="text">
      <style:text-properties fo:color="#cfb032" loext:opacity="100%" style:font-name="Liberation Sans2" fo:font-size="26pt" style:font-name-asian="Liberation Sans2" style:font-size-asian="26pt" style:font-name-complex="Liberation Sans2" style:font-size-complex="26pt"/>
    </style:style>
    <style:style style:name="T5" style:family="text">
      <style:text-properties fo:color="#000000" loext:opacity="100%" style:font-name="Liberation Sans2" fo:font-size="40pt" style:font-name-asian="Liberation Sans2" style:font-size-asian="40pt" style:font-name-complex="Liberation Sans2" style:font-size-complex="40pt"/>
    </style:style>
    <style:style style:name="T6" style:family="text">
      <style:text-properties fo:color="#cfb032" loext:opacity="100%" style:font-name="Liberation Sans2" fo:font-size="40pt" style:font-name-asian="Liberation Sans2" style:font-size-asian="40pt" style:font-name-complex="Liberation Sans2" style:font-size-complex="40pt"/>
    </style:style>
    <style:style style:name="T7" style:family="text">
      <style:text-properties fo:color="#ff3333" loext:opacity="100%" style:font-name="Liberation Sans2" fo:font-size="40pt" style:font-name-asian="Liberation Sans2" style:font-size-asian="40pt" style:font-name-complex="Liberation Sans2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13cm" svg:height="7.056cm" svg:x="4.013cm" svg:y="13.013cm">
          <draw:image xlink:href="Pictures/1000000000000190000000C8C179EFF8DF3261BE.png" xlink:type="simple" xlink:show="embed" xlink:actuate="onLoad" draw:mime-type="image/png">
            <text:p/>
          </draw:image>
        </draw:frame>
        <draw:frame draw:style-name="gr2" draw:text-style-name="P3" draw:layer="layout" svg:width="0.972cm" svg:height="1.276cm" svg:x="7.448cm" svg:y="13.798cm">
          <draw:text-box>
            <text:p text:style-name="P2"><text:span text:style-name="T1">♦</text:span></text:p>
          </draw:text-box>
        </draw:frame>
        <draw:frame draw:style-name="gr3" draw:text-style-name="P4" draw:layer="layout" svg:width="0.972cm" svg:height="1.277cm" svg:x="10.855cm" svg:y="17.4cm">
          <draw:text-box>
            <text:p><text:span text:style-name="T1">♦</text:span></text:p>
          </draw:text-box>
        </draw:frame>
        <draw:frame draw:style-name="gr4" draw:text-style-name="P6" draw:layer="layout" svg:width="3.309cm" svg:height="1.073cm" svg:x="9.878cm" svg:y="14.194cm">
          <draw:text-box>
            <text:p text:style-name="P5"><text:span text:style-name="T2">Main effect of</text:span></text:p>
            <text:p text:style-name="P5"><text:span text:style-name="T2">caloric.treatment</text:span></text:p>
          </draw:text-box>
        </draw:frame>
        <draw:frame draw:style-name="gr1" draw:text-style-name="P1" draw:layer="layout" svg:width="14.113cm" svg:height="7.056cm" svg:x="4.014cm" svg:y="3.113cm">
          <draw:image xlink:href="Pictures/1000000000000190000000C8C179EFF8DF3261BE.png" xlink:type="simple" xlink:show="embed" xlink:actuate="onLoad" draw:mime-type="image/png">
            <text:p/>
          </draw:image>
        </draw:frame>
        <draw:frame draw:style-name="gr5" draw:text-style-name="P6" draw:layer="layout" svg:width="3.453cm" svg:height="1.073cm" svg:x="9.879cm" svg:y="4.294cm">
          <draw:text-box>
            <text:p text:style-name="P5"><text:span text:style-name="T2">Main effect of</text:span></text:p>
            <text:p text:style-name="P5"><text:span text:style-name="T2">parasite.treatment</text:span></text:p>
          </draw:text-box>
        </draw:frame>
        <draw:frame draw:style-name="gr2" draw:text-style-name="P7" draw:layer="layout" svg:width="0.972cm" svg:height="1.276cm" svg:x="9.15cm" svg:y="6.1cm">
          <draw:text-box>
            <text:p text:style-name="P2"><text:span text:style-name="T3">♦</text:span></text:p>
          </draw:text-box>
        </draw:frame>
        <draw:frame draw:style-name="gr3" draw:text-style-name="P8" draw:layer="layout" svg:width="0.972cm" svg:height="1.277cm" svg:x="9.15cm" svg:y="5.302cm">
          <draw:text-box>
            <text:p><text:span text:style-name="T4">♦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4.113cm" svg:height="7.056cm" svg:x="4.249cm" svg:y="12.955cm">
          <draw:image xlink:href="Pictures/1000000000000190000000C8024F53A1B175C004.png" xlink:type="simple" xlink:show="embed" xlink:actuate="onLoad" draw:mime-type="image/png">
            <text:p/>
          </draw:image>
        </draw:frame>
        <draw:frame draw:style-name="gr1" draw:text-style-name="P1" draw:layer="layout" svg:width="14.113cm" svg:height="7.056cm" svg:x="4.248cm" svg:y="2.755cm">
          <draw:image xlink:href="Pictures/1000000000000190000000C8024F53A1B175C004.png" xlink:type="simple" xlink:show="embed" xlink:actuate="onLoad" draw:mime-type="image/png">
            <text:p/>
          </draw:image>
        </draw:frame>
        <draw:frame draw:style-name="gr2" draw:text-style-name="P7" draw:layer="layout" svg:width="0.972cm" svg:height="1.276cm" svg:x="9.15cm" svg:y="4.599cm">
          <draw:text-box>
            <text:p text:style-name="P2"><text:span text:style-name="T3">♦</text:span></text:p>
          </draw:text-box>
        </draw:frame>
        <draw:frame draw:style-name="gr3" draw:text-style-name="P8" draw:layer="layout" svg:width="0.972cm" svg:height="1.277cm" svg:x="9.15cm" svg:y="6.301cm">
          <draw:text-box>
            <text:p><text:span text:style-name="T4">♦</text:span></text:p>
          </draw:text-box>
        </draw:frame>
        <draw:frame draw:style-name="gr2" draw:text-style-name="P3" draw:layer="layout" svg:width="0.972cm" svg:height="1.276cm" svg:x="7.348cm" svg:y="14.399cm">
          <draw:text-box>
            <text:p text:style-name="P2"><text:span text:style-name="T1">♦</text:span></text:p>
          </draw:text-box>
        </draw:frame>
        <draw:frame draw:style-name="gr3" draw:text-style-name="P4" draw:layer="layout" svg:width="0.972cm" svg:height="1.277cm" svg:x="10.955cm" svg:y="17.001cm">
          <draw:text-box>
            <text:p><text:span text:style-name="T1">♦</text:span></text:p>
          </draw:text-box>
        </draw:frame>
        <draw:frame draw:style-name="gr4" draw:text-style-name="P6" draw:layer="layout" svg:width="3.309cm" svg:height="1.073cm" svg:x="9.978cm" svg:y="14.095cm">
          <draw:text-box>
            <text:p text:style-name="P5"><text:span text:style-name="T2">Main effect of</text:span></text:p>
            <text:p text:style-name="P5"><text:span text:style-name="T2">caloric.treatment</text:span></text:p>
          </draw:text-box>
        </draw:frame>
        <draw:frame draw:style-name="gr5" draw:text-style-name="P6" draw:layer="layout" svg:width="3.453cm" svg:height="1.073cm" svg:x="10.079cm" svg:y="3.795cm">
          <draw:text-box>
            <text:p text:style-name="P5"><text:span text:style-name="T2">Main effect of</text:span></text:p>
            <text:p text:style-name="P5"><text:span text:style-name="T2">parasite.treatment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4.113cm" svg:height="7.056cm" svg:x="4.092cm" svg:y="13.251cm">
          <draw:image xlink:href="Pictures/1000000000000190000000C856FED74ABFF58F8F.png" xlink:type="simple" xlink:show="embed" xlink:actuate="onLoad" draw:mime-type="image/png">
            <text:p/>
          </draw:image>
        </draw:frame>
        <draw:frame draw:style-name="gr1" draw:text-style-name="P1" draw:layer="layout" svg:width="14.113cm" svg:height="7.056cm" svg:x="4.109cm" svg:y="3.036cm">
          <draw:image xlink:href="Pictures/1000000000000190000000C856FED74ABFF58F8F.png" xlink:type="simple" xlink:show="embed" xlink:actuate="onLoad" draw:mime-type="image/png">
            <text:p/>
          </draw:image>
        </draw:frame>
        <draw:frame draw:style-name="gr2" draw:text-style-name="P7" draw:layer="layout" svg:width="0.972cm" svg:height="1.276cm" svg:x="9.35cm" svg:y="5.899cm">
          <draw:text-box>
            <text:p text:style-name="P2"><text:span text:style-name="T3">♦</text:span></text:p>
          </draw:text-box>
        </draw:frame>
        <draw:frame draw:style-name="gr3" draw:text-style-name="P8" draw:layer="layout" svg:width="0.972cm" svg:height="1.277cm" svg:x="9.35cm" svg:y="5.501cm">
          <draw:text-box>
            <text:p><text:span text:style-name="T4">♦</text:span></text:p>
          </draw:text-box>
        </draw:frame>
        <draw:frame draw:style-name="gr2" draw:text-style-name="P3" draw:layer="layout" svg:width="0.972cm" svg:height="1.276cm" svg:x="7.648cm" svg:y="15.199cm">
          <draw:text-box>
            <text:p text:style-name="P2"><text:span text:style-name="T1">♦</text:span></text:p>
          </draw:text-box>
        </draw:frame>
        <draw:frame draw:style-name="gr3" draw:text-style-name="P4" draw:layer="layout" svg:width="0.972cm" svg:height="1.277cm" svg:x="10.955cm" svg:y="16.701cm">
          <draw:text-box>
            <text:p><text:span text:style-name="T1">♦</text:span></text:p>
          </draw:text-box>
        </draw:frame>
        <draw:frame draw:style-name="gr4" draw:text-style-name="P6" draw:layer="layout" svg:width="3.309cm" svg:height="1.073cm" svg:x="9.978cm" svg:y="14.095cm">
          <draw:text-box>
            <text:p text:style-name="P5"><text:span text:style-name="T2">Main effect of</text:span></text:p>
            <text:p text:style-name="P5"><text:span text:style-name="T2">caloric.treatment</text:span></text:p>
          </draw:text-box>
        </draw:frame>
        <draw:frame draw:style-name="gr5" draw:text-style-name="P6" draw:layer="layout" svg:width="3.453cm" svg:height="1.073cm" svg:x="10.079cm" svg:y="3.795cm">
          <draw:text-box>
            <text:p text:style-name="P5"><text:span text:style-name="T2">Main effect of</text:span></text:p>
            <text:p text:style-name="P5"><text:span text:style-name="T2">parasite.treatment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4.113cm" svg:height="7.056cm" svg:x="3.969cm" svg:y="13.207cm">
          <draw:image xlink:href="Pictures/1000000000000190000000C8DC64F0E169CB79F9.png" xlink:type="simple" xlink:show="embed" xlink:actuate="onLoad" draw:mime-type="image/png">
            <text:p/>
          </draw:image>
        </draw:frame>
        <draw:frame draw:style-name="gr1" draw:text-style-name="P1" draw:layer="layout" svg:width="14.113cm" svg:height="7.056cm" svg:x="4.344cm" svg:y="3.063cm">
          <draw:image xlink:href="Pictures/1000000000000190000000C8DC64F0E169CB79F9.png" xlink:type="simple" xlink:show="embed" xlink:actuate="onLoad" draw:mime-type="image/png">
            <text:p/>
          </draw:image>
        </draw:frame>
        <draw:frame draw:style-name="gr2" draw:text-style-name="P7" draw:layer="layout" svg:width="0.972cm" svg:height="1.276cm" svg:x="9.55cm" svg:y="7.499cm">
          <draw:text-box>
            <text:p text:style-name="P2"><text:span text:style-name="T3">♦</text:span></text:p>
          </draw:text-box>
        </draw:frame>
        <draw:frame draw:style-name="gr3" draw:text-style-name="P8" draw:layer="layout" svg:width="0.972cm" svg:height="1.277cm" svg:x="9.55cm" svg:y="4.101cm">
          <draw:text-box>
            <text:p><text:span text:style-name="T4">♦</text:span></text:p>
          </draw:text-box>
        </draw:frame>
        <draw:frame draw:style-name="gr2" draw:text-style-name="P3" draw:layer="layout" svg:width="0.972cm" svg:height="1.276cm" svg:x="7.348cm" svg:y="15.499cm">
          <draw:text-box>
            <text:p text:style-name="P2"><text:span text:style-name="T1">♦</text:span></text:p>
          </draw:text-box>
        </draw:frame>
        <draw:frame draw:style-name="gr3" draw:text-style-name="P4" draw:layer="layout" svg:width="0.972cm" svg:height="1.277cm" svg:x="10.755cm" svg:y="16.401cm">
          <draw:text-box>
            <text:p><text:span text:style-name="T1">♦</text:span></text:p>
          </draw:text-box>
        </draw:frame>
        <draw:frame draw:style-name="gr4" draw:text-style-name="P6" draw:layer="layout" svg:width="3.309cm" svg:height="1.073cm" svg:x="10.078cm" svg:y="13.995cm">
          <draw:text-box>
            <text:p text:style-name="P5"><text:span text:style-name="T2">Main effect of</text:span></text:p>
            <text:p text:style-name="P5"><text:span text:style-name="T2">caloric.treatment</text:span></text:p>
          </draw:text-box>
        </draw:frame>
        <draw:frame draw:style-name="gr5" draw:text-style-name="P6" draw:layer="layout" svg:width="3.453cm" svg:height="1.073cm" svg:x="10.279cm" svg:y="3.795cm">
          <draw:text-box>
            <text:p text:style-name="P5"><text:span text:style-name="T2">Main effect of</text:span></text:p>
            <text:p text:style-name="P5"><text:span text:style-name="T2">parasite.treatment</text:span></text:p>
          </draw:text-box>
        </draw:frame>
      </draw:page>
      <draw:page draw:name="page5" draw:style-name="dp1" draw:master-page-name="Default">
        <draw:frame draw:style-name="gr1" draw:text-style-name="P1" draw:layer="layout" svg:width="13.23cm" svg:height="7.937cm" svg:x="2.982cm" svg:y="15.683cm">
          <draw:image xlink:href="Pictures/10000000000001F40000012CD4071A3E506CD50F.png" xlink:type="simple" xlink:show="embed" xlink:actuate="onLoad" draw:mime-type="image/png">
            <text:p/>
          </draw:image>
        </draw:frame>
        <draw:frame draw:style-name="gr1" draw:text-style-name="P1" draw:layer="layout" svg:width="13.23cm" svg:height="7.937cm" svg:x="3.538cm" svg:y="3.652cm">
          <draw:image xlink:href="Pictures/10000000000001F40000012CD4071A3E506CD50F.png" xlink:type="simple" xlink:show="embed" xlink:actuate="onLoad" draw:mime-type="image/png">
            <text:p/>
          </draw:image>
        </draw:frame>
        <draw:frame draw:style-name="gr6" draw:text-style-name="P9" draw:layer="layout" svg:width="1.222cm" svg:height="1.826cm" svg:x="8.851cm" svg:y="7cm">
          <draw:text-box>
            <text:p text:style-name="P2"><text:span text:style-name="T5">♦</text:span></text:p>
          </draw:text-box>
        </draw:frame>
        <draw:frame draw:style-name="gr7" draw:text-style-name="P10" draw:layer="layout" svg:width="0.972cm" svg:height="1.826cm" svg:x="6.351cm" svg:y="5.902cm">
          <draw:text-box>
            <text:p><text:span text:style-name="T6">♦</text:span></text:p>
          </draw:text-box>
        </draw:frame>
        <draw:frame draw:style-name="gr4" draw:text-style-name="P6" draw:layer="layout" svg:width="3.309cm" svg:height="1.073cm" svg:x="4.433cm" svg:y="15.827cm">
          <draw:text-box>
            <text:p text:style-name="P5"><text:span text:style-name="T2">Main effect of</text:span></text:p>
            <text:p text:style-name="P5"><text:span text:style-name="T2">caloric.treatment</text:span></text:p>
          </draw:text-box>
        </draw:frame>
        <draw:frame draw:style-name="gr5" draw:text-style-name="P6" draw:layer="layout" svg:width="3.453cm" svg:height="1.073cm" svg:x="8.779cm" svg:y="3.896cm">
          <draw:text-box>
            <text:p text:style-name="P5"><text:span text:style-name="T2">Main effect of</text:span></text:p>
            <text:p text:style-name="P5"><text:span text:style-name="T2">parasite.treatment</text:span></text:p>
          </draw:text-box>
        </draw:frame>
        <draw:line draw:style-name="gr8" draw:text-style-name="P1" draw:layer="layout" svg:x1="8.106cm" svg:y1="16.308cm" svg:x2="11.041cm" svg:y2="17.559cm">
          <text:p/>
        </draw:line>
        <draw:frame draw:style-name="gr6" draw:text-style-name="P11" draw:layer="layout" svg:width="1.222cm" svg:height="1.826cm" svg:x="9.026cm" svg:y="16cm">
          <draw:text-box>
            <text:p text:style-name="P2"><text:span text:style-name="T7">♦</text:span></text:p>
          </draw:text-box>
        </draw:frame>
        <draw:line draw:style-name="gr8" draw:text-style-name="P1" draw:layer="layout" svg:x1="4.907cm" svg:y1="21.648cm" svg:x2="6.47cm" svg:y2="22.105cm">
          <text:p/>
        </draw:line>
        <draw:frame draw:style-name="gr7" draw:text-style-name="P12" draw:layer="layout" svg:width="0.972cm" svg:height="1.826cm" svg:x="5.056cm" svg:y="20.914cm">
          <draw:text-box>
            <text:p><text:span text:style-name="T7">♦</text:span></text:p>
          </draw:text-box>
        </draw:frame>
      </draw:page>
      <draw:page draw:name="page6" draw:style-name="dp1" draw:master-page-name="Default">
        <draw:frame draw:style-name="gr1" draw:text-style-name="P1" draw:layer="layout" svg:width="13.23cm" svg:height="7.937cm" svg:x="6.422cm" svg:y="14.143cm">
          <draw:image xlink:href="Pictures/10000000000001F40000012C3A97FCD8C9F56D5C.png" xlink:type="simple" xlink:show="embed" xlink:actuate="onLoad" draw:mime-type="image/png">
            <text:p/>
          </draw:image>
        </draw:frame>
        <draw:frame draw:style-name="gr1" draw:text-style-name="P1" draw:layer="layout" svg:width="13.23cm" svg:height="7.937cm" svg:x="3.423cm" svg:y="4.433cm">
          <draw:image xlink:href="Pictures/10000000000001F40000012C3A97FCD8C9F56D5C.png" xlink:type="simple" xlink:show="embed" xlink:actuate="onLoad" draw:mime-type="image/png">
            <text:p/>
          </draw:image>
        </draw:frame>
        <draw:frame draw:style-name="gr6" draw:text-style-name="P9" draw:layer="layout" svg:width="1.222cm" svg:height="1.826cm" svg:x="7.151cm" svg:y="9.6cm">
          <draw:text-box>
            <text:p text:style-name="P2"><text:span text:style-name="T5">♦</text:span></text:p>
          </draw:text-box>
        </draw:frame>
        <draw:frame draw:style-name="gr7" draw:text-style-name="P10" draw:layer="layout" svg:width="0.972cm" svg:height="1.826cm" svg:x="7.651cm" svg:y="5.102cm">
          <draw:text-box>
            <text:p><text:span text:style-name="T6">♦</text:span></text:p>
          </draw:text-box>
        </draw:frame>
        <draw:frame draw:style-name="gr6" draw:text-style-name="P11" draw:layer="layout" svg:width="1.222cm" svg:height="1.826cm" svg:x="9.249cm" svg:y="17.5cm">
          <draw:text-box>
            <text:p text:style-name="P2"><text:span text:style-name="T7">♦</text:span></text:p>
          </draw:text-box>
        </draw:frame>
        <draw:frame draw:style-name="gr7" draw:text-style-name="P12" draw:layer="layout" svg:width="0.972cm" svg:height="1.826cm" svg:x="11.456cm" svg:y="16.602cm">
          <draw:text-box>
            <text:p><text:span text:style-name="T7">♦</text:span></text:p>
          </draw:text-box>
        </draw:frame>
        <draw:frame draw:style-name="gr4" draw:text-style-name="P6" draw:layer="layout" svg:width="3.309cm" svg:height="1.073cm" svg:x="7.978cm" svg:y="14.296cm">
          <draw:text-box>
            <text:p text:style-name="P5"><text:span text:style-name="T2">Main effect of</text:span></text:p>
            <text:p text:style-name="P5"><text:span text:style-name="T2">caloric.treatment</text:span></text:p>
          </draw:text-box>
        </draw:frame>
        <draw:frame draw:style-name="gr5" draw:text-style-name="P6" draw:layer="layout" svg:width="3.453cm" svg:height="1.073cm" svg:x="4.779cm" svg:y="4.596cm">
          <draw:text-box>
            <text:p text:style-name="P5"><text:span text:style-name="T2">Main effect of</text:span></text:p>
            <text:p text:style-name="P5"><text:span text:style-name="T2">parasite.treatment</text:span></text:p>
          </draw:text-box>
        </draw:frame>
        <draw:line draw:style-name="gr8" draw:text-style-name="P1" draw:layer="layout" svg:x1="9.862cm" svg:y1="19.916cm" svg:x2="14.673cm" svg:y2="14.697cm">
          <text:p/>
        </draw:line>
        <draw:line draw:style-name="gr9" draw:text-style-name="P1" draw:layer="layout" svg:x1="8.419cm" svg:y1="16.885cm" svg:x2="11.546cm" svg:y2="20.39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ill Kristan</meta:initial-creator>
    <meta:creation-date>2022-09-17T08:19:22.082315190</meta:creation-date>
    <dc:date>2022-09-17T12:20:26.599664445</dc:date>
    <dc:creator>Bill Kristan</dc:creator>
    <meta:editing-duration>PT16M44S</meta:editing-duration>
    <meta:editing-cycles>4</meta:editing-cycles>
    <meta:generator>LibreOffice/7.3.5.2$Linux_X86_64 LibreOffice_project/30$Build-2</meta:generator>
    <meta:document-statistic meta:object-count="52"/>
  </office:meta>
</office:document-meta>
</file>